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6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71mm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ce2"/>
        <table:table-column table:style-name="co2" table:default-cell-style-name="ce2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ata_source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c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18620" calcext:value-type="float">
            <text:p>11862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20630" calcext:value-type="float">
            <text:p>12063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4000" calcext:value-type="float">
            <text:p>84000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73956" calcext:value-type="float">
            <text:p>73956</text:p>
          </table:table-cell>
          <table:table-cell office:value-type="string" calcext:value-type="string">
            <text:p>https://www.gks.ru/scripts/db_inet2/passport/table.aspx?opt=476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oril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1967938" calcext:value-type="float">
            <text:p>1967938</text:p>
          </table:table-cell>
          <table:table-cell office:value-type="string" calcext:value-type="string">
            <text:p>http://www.mpr.krskstate.ru/envir/page5849/0/id/16621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1938342" calcext:value-type="float">
            <text:p>1938342</text:p>
          </table:table-cell>
          <table:table-cell office:value-type="string" calcext:value-type="string">
            <text:p>http://www.mpr.krskstate.ru/envir/page5849/0/id/16622</text:p>
          </table:table-cell>
          <table:table-cell office:value-type="string" calcext:value-type="string">
            <text:p>Вычислено из таблицы 11.4 на с. 139 путём умножения общего объёма выбросов «Норильского никеля» на 0,98 — приблизительную долю выбросов диокисда серы в общем объёме выбросов Норильска, полученную из докладов 2007-2009 годов. Некоторая неточность есть, потому что эта доля слегка менялась (на десятые доли процента) и потому что в Норильске есть другие источники выбросов (с очень небольшими объёмами выбросов по сравнению с «Норильским никелем»), но эта неточность очень невелика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1950000" calcext:value-type="float">
            <text:p>1950000</text:p>
          </table:table-cell>
          <table:table-cell office:value-type="string" calcext:value-type="string">
            <text:p>http://www.mpr.krskstate.ru/envir/page5849/0/id/16623</text:p>
          </table:table-cell>
          <table:table-cell office:value-type="string" calcext:value-type="string">
            <text:p>Таблица 11.8 на с. 142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1919900" calcext:value-type="float">
            <text:p>1919900</text:p>
          </table:table-cell>
          <table:table-cell office:value-type="string" calcext:value-type="string">
            <text:p>http://www.mpr.krskstate.ru/envir/page5849/0/id/16624</text:p>
          </table:table-cell>
          <table:table-cell office:value-type="string" calcext:value-type="string">
            <text:p>Таблица 11.8 на с. 1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1917400" calcext:value-type="float">
            <text:p>1917400</text:p>
          </table:table-cell>
          <table:table-cell office:value-type="string" calcext:value-type="string">
            <text:p>http://www.mpr.krskstate.ru/envir/page5849/0/id/16625</text:p>
          </table:table-cell>
          <table:table-cell office:value-type="string" calcext:value-type="string">
            <text:p>Таблица 11.8 на с. 125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1914000" calcext:value-type="float">
            <text:p>1914000</text:p>
          </table:table-cell>
          <table:table-cell office:value-type="string" calcext:value-type="string">
            <text:p>http://www.mpr.krskstate.ru/envir/page5849/0/id/16626</text:p>
          </table:table-cell>
          <table:table-cell office:value-type="string" calcext:value-type="string">
            <text:p>Таблица 11.9 на с. 150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1912000" calcext:value-type="float">
            <text:p>1912000</text:p>
          </table:table-cell>
          <table:table-cell office:value-type="string" calcext:value-type="string">
            <text:p>http://www.mpr.krskstate.ru/envir/page5849/0/id/16627</text:p>
          </table:table-cell>
          <table:table-cell office:value-type="string" calcext:value-type="string">
            <text:p>Таблица 11.8 на с. 174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905000" calcext:value-type="float">
            <text:p>1905000</text:p>
          </table:table-cell>
          <table:table-cell office:value-type="string" calcext:value-type="string">
            <text:p>http://www.mpr.krskstate.ru/envir/page5849/0/id/16628</text:p>
          </table:table-cell>
          <table:table-cell office:value-type="string" calcext:value-type="string">
            <text:p>Таблица 11.8 на с. 167. Поскольку по диоксиду серы указано «нет данных», то вычитаем из общего объёма выбросов все остальные, для которых данные указаны, принимаем выброы твёрдых веществ за 0 и получаем максимальную оценку выбросов диоксида серы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1881200" calcext:value-type="float">
            <text:p>1881200</text:p>
          </table:table-cell>
          <table:table-cell office:value-type="string" calcext:value-type="string">
            <text:p>http://www.mpr.krskstate.ru/envir/page5849/0/id/16629</text:p>
          </table:table-cell>
          <table:table-cell office:value-type="string" calcext:value-type="string">
            <text:p>Таблица 11.7 на с. 15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797250" calcext:value-type="float">
            <text:p>1797250</text:p>
          </table:table-cell>
          <table:table-cell office:value-type="string" calcext:value-type="string">
            <text:p>http://www.mpr.krskstate.ru/envir/page5849/0/id/19165</text:p>
          </table:table-cell>
          <table:table-cell office:value-type="string" calcext:value-type="string">
            <text:p>Таблица 11.8 на с. 169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1854000" calcext:value-type="float">
            <text:p>1854000</text:p>
          </table:table-cell>
          <table:table-cell office:value-type="string" calcext:value-type="string">
            <text:p>http://www.mpr.krskstate.ru/envir/page5849/0/id/22605</text:p>
          </table:table-cell>
          <table:table-cell office:value-type="string" calcext:value-type="string">
            <text:p>Таблица 11.8 на с. 159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58223" calcext:value-type="float">
            <text:p>1758223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1758200" calcext:value-type="float">
            <text:p>1758200</text:p>
          </table:table-cell>
          <table:table-cell office:value-type="string" calcext:value-type="string">
            <text:p>http://www.mpr.krskstate.ru/envir/page5849/0/id/26439</text:p>
          </table:table-cell>
          <table:table-cell office:value-type="string" calcext:value-type="string">
            <text:p>Таблица 11.8 на с. 161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75898" calcext:value-type="float">
            <text:p>1675898</text:p>
          </table:table-cell>
          <table:table-cell office:value-type="string" calcext:value-type="string">
            <text:p>https://www.gks.ru/dbscripts/munst/munst04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1675900" calcext:value-type="float">
            <text:p>1675900</text:p>
          </table:table-cell>
          <table:table-cell office:value-type="string" calcext:value-type="string">
            <text:p>http://www.mpr.krskstate.ru/envir/page5849/0/id/32983</text:p>
          </table:table-cell>
          <table:table-cell office:value-type="string" calcext:value-type="string">
            <text:p>Таблица 1.19 на с. 33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764700" calcext:value-type="float">
            <text:p>1764700</text:p>
          </table:table-cell>
          <table:table-cell office:value-type="string" calcext:value-type="string">
            <text:p>http://www.mpr.krskstate.ru/envir/page5849/0/id/39742</text:p>
          </table:table-cell>
          <table:table-cell office:value-type="string" calcext:value-type="string">
            <text:p>Таблица 1.17 на с. 35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Kostomuksh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40934" calcext:value-type="float">
            <text:p>40934</text:p>
          </table:table-cell>
          <table:table-cell office:value-type="string" calcext:value-type="string">
            <text:p>http://ecology.gov.karelia.ru/upload/iblock/427/Gosudarstvennyj_doklad_o_sostoyanii_okruzhayushej_sredy_v_RK_v_2008_godu.pdf</text:p>
          </table:table-cell>
          <table:table-cell office:value-type="string" calcext:value-type="string">
            <text:p>Табл. 1.4 на с. 2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37417" calcext:value-type="float">
            <text:p>37417</text:p>
          </table:table-cell>
          <table:table-cell office:value-type="string" calcext:value-type="string">
            <text:p>http://ecology.gov.karelia.ru/upload/iblock/53b/Gosudarstvennyj_doklad_o_sostoyanii_okruzhayushej_sredy_v_RK_v_2009_godu.pdf</text:p>
          </table:table-cell>
          <table:table-cell office:value-type="string" calcext:value-type="string">
            <text:p>Табл. 1.4 на с. 17. Берём данные из строки «Кондопога», поскольку, судя по всему, составители таблицы перепутали сроки. Можно сравнить итог по строке «Кондопога» с данными по Костомукшскому городскому округу за 2009 год из таблицы 1.3, а также итог по строке «Кондопога» с данными по Петрозаводскому городскому округу за 2009 год из таблицы 1.3. Также можно сравнить выбросы в Кондопоге за 2008 и 2008 год и понять, что оснований для такого резкого роста выбросов нет. Остаётся некоторая вероятность того, что реальные выбросы по Костомукше всё же другие, но 37417 — наиболее вероятное значение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1e7/Gosudarstvennyj_doklad_o_sostoyanii_okruzhayushej_sredy_v_RK_v_2010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8be/Gosudarstvennyj_doklad_o_sostoyanii_okruzhayushej_sredy_v_RK_v_2011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4c2/Gosudarstvennyj_doklad_o_sostoyanii_okruzhayushej_sredy_v_RK_v_2012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c0/Gosudarstvennyj_doklad_o_sostoyanii_okruzhayushej_sredy_v_RK_v_2013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6934" calcext:value-type="float">
            <text:p>4693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c45/Gosudarstvennyj_doklad_o_sostoyanii_okruzhayushej_sredy_v_RK_v_2014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6725" calcext:value-type="float">
            <text:p>46725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a9d/Gosudarstvennyj_doklad_o_sostoyanii_okruzhayushej_sredy_v_RK_v_2015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917/Gosudarstvennyj_doklad_o_sostoyanii_okruzhayushej_sredy_v_RK_2016_godu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7364" calcext:value-type="float">
            <text:p>57364</text:p>
          </table:table-cell>
          <table:table-cell office:value-type="string" calcext:value-type="string">
            <text:p>https://www.gks.ru/dbscripts/munst/munst8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d15/Gos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cology.gov.karelia.ru/upload/iblock/20c/Gos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verodvin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3045" calcext:value-type="float">
            <text:p>33045</text:p>
          </table:table-cell>
          <table:table-cell office:value-type="string" calcext:value-type="string">
            <text:p>http://portal.dvinaland.ru/docs/pub/8db27567a95332da7f1b16749ecd85ef/doklad_2012.pdf?LoadFile=1</text:p>
          </table:table-cell>
          <table:table-cell office:value-type="string" calcext:value-type="string">
            <text:p>Таблица 120 на с. 210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9a25df5b96a3755d166f910602ce6e83/Doklad_2013_v2.pdf?LoadFile=1</text:p>
          </table:table-cell>
          <table:table-cell office:value-type="string" calcext:value-type="string">
            <text:p>В госдокладе нет информации о выбросах диоксида серы в Северодвинск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9647" calcext:value-type="float">
            <text:p>1964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76dc9a7ac21464294d2db26f64727cfa/Doklad_2014.pdf?LoadFile=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b3180655aef7b95a08df0a3f1def1ece/%D0%94%D0%9E%D0%9A%D0%9B%D0%90%D0%942015_v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6527" calcext:value-type="float">
            <text:p>1652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ortal.dvinaland.ru/docs/pub/af1c7fa574d5a29ff3d89db933606f67/Doklad_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6597" calcext:value-type="float">
            <text:p>16597</text:p>
          </table:table-cell>
          <table:table-cell office:value-type="string" calcext:value-type="string">
            <text:p>https://www.gks.ru/dbscripts/munst/munst11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85e9d60d131e8a95e3d74f1a086740ca/Doklad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portal.dvinaland.ru/docs/pub/384f462435bdaf81b24467a7cdcff979/Doklad_201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erov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603" calcext:value-type="float">
            <text:p>2460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8253" calcext:value-type="float">
            <text:p>2825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208" calcext:value-type="float">
            <text:p>212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0194" calcext:value-type="float">
            <text:p>2019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rasnoural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1177" calcext:value-type="float">
            <text:p>3117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060" calcext:value-type="float">
            <text:p>310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298" calcext:value-type="float">
            <text:p>2229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9441" calcext:value-type="float">
            <text:p>1944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Kirovograd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3308" calcext:value-type="float">
            <text:p>23308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3039" calcext:value-type="float">
            <text:p>23039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2822" calcext:value-type="float">
            <text:p>2282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ftin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42966" calcext:value-type="float">
            <text:p>142966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151" calcext:value-type="float">
            <text:p>141151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33860" calcext:value-type="float">
            <text:p>133860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1357" calcext:value-type="float">
            <text:p>141357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iddle-Ura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gos_doklad_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.pdf</text:p>
          </table:table-cell>
          <table:table-cell office:value-type="string" calcext:value-type="string">
            <text:p>«Битый» файл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3%201.pdf http://mprso.midural.ru/uploads/2013%202.pdf http://mprso.midural.ru/uploads/2013%203.pdf http://mprso.midural.ru/uploads/2013%204.pdf http://mprso.midural.ru/uploads/2013%205.pdf http://mprso.midural.ru/uploads/2013%206.pdf http://mprso.midural.ru/uploads/2013%207.pdf http://mprso.midural.ru/uploads/2013%208.pdf</text:p>
          </table:table-cell>
          <table:table-cell office:value-type="string" calcext:value-type="string">
            <text:p>Госдоклад из 8 файлов, поэтому 8 ссылок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164" calcext:value-type="float">
            <text:p>2164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2014%20%D0%93%D0%BE%D1%81%D0%B4%D0%BE%D0%BA%D0%BB%D0%B0%D0%B4%20%D1%87%D0%B0%D1%81%D1%82%D1%8C1.pdf http://mprso.midural.ru/uploads/2014%20%D0%93%D0%BE%D1%81%D0%B4%D0%BE%D0%BA%D0%BB%D0%B0%D0%B4%20%D1%87%D0%B0%D1%81%D1%82%D1%8C%202.pdf</text:p>
          </table:table-cell>
          <table:table-cell office:value-type="string" calcext:value-type="string">
            <text:p>Госдоклад из 2 файлов, поэтому 2 ссылки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143" calcext:value-type="float">
            <text:p>2143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3%D0%BE%D1%81%D1%83%D0%B4%D0%B0%D1%80%D1%81%D1%82%D0%B2%D0%B5%D0%BD%D0%BD%D1%8B%D0%B9%20%D0%B4%D0%BE%D0%BA%D0%BB%D0%B0%D0%B4_%D1%8D%D0%BA%D0%BE%D0%BB%D0%BE%D0%B3%D0%B8%D1%8F_pdf%20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92" calcext:value-type="float">
            <text:p>2192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doklad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385" calcext:value-type="float">
            <text:p>2385</text:p>
          </table:table-cell>
          <table:table-cell office:value-type="string" calcext:value-type="string">
            <text:p>https://www.gks.ru/dbscripts/munst/munst6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B4%D0%BE%D0%BA%D0%BB%D0%B0%D0%B4%202017%20%D1%81%20%D1%81%D0%BE%D0%B4%D0%B5%D1%80%D0%B6%D0%B0%D0%BD%D0%B8%D0%B5%D0%BC%20%28%D0%BA%D0%BE%D0%BF%D0%B8%D1%8F%29%20%D1%82%D0%B0%D0%B1%D0%BB%D0%B8%D1%86%D1%8B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3%D0%BE%D1%81%D1%83%D0%B4%D0%B0%D1%80%D1%81%D1%82%D0%B2%D0%B5%D0%BD%D0%BD%D1%8B%D0%B9%20%D0%B4%D0%BE%D0%BA%D0%BB%D0%B0%D0%B4%202018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prso.midural.ru/uploads/%D0%9F%D1%80%D0%BE%D0%B5%D0%BA%D1%82%20%D0%93%D0%BE%D1%81%D1%83%D0%B4%D0%B0%D1%80%D1%81%D1%82%D0%B2%D0%B5%D0%BD%D0%BD%D0%BE%D0%B3%D0%BE%20%D0%B4%D0%BE%D0%BA%D0%BB%D0%B0%D0%B4%D0%B0%202019.7z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Ufaleynikel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720" calcext:value-type="float">
            <text:p>5472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5268" calcext:value-type="float">
            <text:p>55268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9482" calcext:value-type="float">
            <text:p>49482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2370" calcext:value-type="float">
            <text:p>12370</text:p>
          </table:table-cell>
          <table:table-cell office:value-type="string" calcext:value-type="string">
            <text:p>https://www.gks.ru/scripts/db_inet2/passport/table.aspx?opt=75706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scow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59220/</text:p>
          </table:table-cell>
          <table:table-cell office:value-type="string" calcext:value-type="string">
            <text:p>В госдокладах нет данных о выбросах диоксида серы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0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1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rosstat</text:p>
          </table:table-cell>
          <table:table-cell office:value-type="float" office:value="13200" calcext:value-type="float">
            <text:p>132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68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rosstat</text:p>
          </table:table-cell>
          <table:table-cell office:value-type="float" office:value="17300" calcext:value-type="float">
            <text:p>173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77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rosstat</text:p>
          </table:table-cell>
          <table:table-cell office:value-type="float" office:value="12900" calcext:value-type="float">
            <text:p>129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4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675" calcext:value-type="float">
            <text:p>10675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63285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8544" calcext:value-type="float">
            <text:p>854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6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854" calcext:value-type="float">
            <text:p>5854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120188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979" calcext:value-type="float">
            <text:p>3979</text:p>
          </table:table-cell>
          <table:table-cell office:value-type="string" calcext:value-type="string">
            <text:p>https://www.gks.ru/dbscripts/munst/munst45/DBInet.cgi</text:p>
          </table:table-cell>
          <table:table-cell office:value-type="string" calcext:value-type="string">
            <text:p>В файле «Выбросы наиболее распространённых загрязняющих веществ…» такие же данные, если учесть округление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17165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rossta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osstat.gks.ru/folder/64647</text:p>
          </table:table-cell>
          <table:table-cell office:value-type="string" calcext:value-type="string">
            <text:p>Файл «Выбросы наиболее распространенных загрязняющих атмосферу веществ, отходящих от стационарных источников»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mos.ru/eco/documents/doklady/view/227443220/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abash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5199" calcext:value-type="float">
            <text:p>1519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0024" calcext:value-type="float">
            <text:p>10024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98" calcext:value-type="float">
            <text:p>5298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f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7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4504" calcext:value-type="float">
            <text:p>24504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2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6822" calcext:value-type="float">
            <text:p>26822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4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2483" calcext:value-type="float">
            <text:p>42483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26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4506" calcext:value-type="float">
            <text:p>34506</text:p>
          </table:table-cell>
          <table:table-cell office:value-type="string" calcext:value-type="string">
            <text:p>https://www.gks.ru/dbscripts/munst/munst8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48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16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ecology.bashkortostan.ru/presscenter/lectures/1300/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yaz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9260" calcext:value-type="float">
            <text:p>926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0442" calcext:value-type="float">
            <text:p>1044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10410" calcext:value-type="float">
            <text:p>1041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7502" calcext:value-type="float">
            <text:p>7502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6670" calcext:value-type="float">
            <text:p>667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7459" calcext:value-type="float">
            <text:p>7459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7130" calcext:value-type="float">
            <text:p>713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600" calcext:value-type="float">
            <text:p>4600</text:p>
          </table:table-cell>
          <table:table-cell office:value-type="string" calcext:value-type="string">
            <text:p>https://www.gks.ru/scripts/db_inet2/passport/table.aspx?opt=61701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4240" calcext:value-type="float">
            <text:p>4240</text:p>
          </table:table-cell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 office:value-type="string" calcext:value-type="string">
            <text:p>Таблица 2.11 на с. 25 (27) в госдокладе за 2017-й год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  <table:table-cell office:value-type="string" calcext:value-type="string">
            <text:p>Таблица 2.8 на с. 20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Ryazanskaj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069" calcext:value-type="float">
            <text:p>17069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647" calcext:value-type="float">
            <text:p>13647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8714" calcext:value-type="float">
            <text:p>18714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5943" calcext:value-type="float">
            <text:p>15943</text:p>
          </table:table-cell>
          <table:table-cell office:value-type="string" calcext:value-type="string">
            <text:p>https://www.gks.ru/scripts/db_inet2/passport/table.aspx?opt=6162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%D0%94%D0%9E%D0%9A%D0%9B%D0%90%D0%94%202017%20%D0%93%D0%9E%D0%94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inprirody.ryazangov.ru/activities/sfery-deyatelnosti/okhrana-okruzhayushchey-sredy/000%20%D0%94%D0%9E%D0%9A%D0%9B%D0%90%D0%94%202019.pdf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Novokuznet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42060" calcext:value-type="float">
            <text:p>42060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38327" calcext:value-type="float">
            <text:p>38327</text:p>
          </table:table-cell>
          <table:table-cell office:value-type="string" calcext:value-type="string">
            <text:p>http://kuzbasseco.ru/001/4.3.1.1..htm</text:p>
          </table:table-cell>
          <table:table-cell office:value-type="string" calcext:value-type="string">
            <text:p>Таблица 3.1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39799" calcext:value-type="float">
            <text:p>39799</text:p>
          </table:table-cell>
          <table:table-cell office:value-type="string" calcext:value-type="string">
            <text:p>http://kuzbasseco.ru/002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39659" calcext:value-type="float">
            <text:p>39659</text:p>
          </table:table-cell>
          <table:table-cell office:value-type="string" calcext:value-type="string">
            <text:p>http://kuzbasseco.ru/003/4.2.html</text:p>
          </table:table-cell>
          <table:table-cell office:value-type="string" calcext:value-type="string">
            <text:p>Таблица 2.1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40351" calcext:value-type="float">
            <text:p>40351</text:p>
          </table:table-cell>
          <table:table-cell office:value-type="string" calcext:value-type="string">
            <text:p>http://kuzbasseco.ru/004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32103" calcext:value-type="float">
            <text:p>32103</text:p>
          </table:table-cell>
          <table:table-cell office:value-type="string" calcext:value-type="string">
            <text:p>http://kuzbasseco.ru/005/4.2.html</text:p>
          </table:table-cell>
          <table:table-cell office:value-type="string" calcext:value-type="string">
            <text:p>Таблица 2.2.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30299" calcext:value-type="float">
            <text:p>30299</text:p>
          </table:table-cell>
          <table:table-cell office:value-type="string" calcext:value-type="string">
            <text:p>http://gosdoklad.kuzbasseco.ru/2011/chast-iv-ekologicheskaya-obstanovka-v-promyshlennyx-centraxoblasti/goroda/razdel-12-gorod-novokuzneck/</text:p>
          </table:table-cell>
          <table:table-cell office:value-type="string" calcext:value-type="string">
            <text:p>Таблица 12.1.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31211" calcext:value-type="float">
            <text:p>31211</text:p>
          </table:table-cell>
          <table:table-cell office:value-type="string" calcext:value-type="string">
            <text:p>http://gosdoklad.kuzbasseco.ru/2012/?page_id=195</text:p>
          </table:table-cell>
          <table:table-cell office:value-type="string" calcext:value-type="string">
            <text:p>Таблица 6.2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33929" calcext:value-type="float">
            <text:p>33929</text:p>
          </table:table-cell>
          <table:table-cell office:value-type="string" calcext:value-type="string">
            <text:p>http://kuzbasseco.ru/wp-content/uploads/2018/12/doklad2013.pdf</text:p>
          </table:table-cell>
          <table:table-cell office:value-type="string" calcext:value-type="string">
            <text:p>Таблица 2.2 на с. 349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36026" calcext:value-type="float">
            <text:p>36026</text:p>
          </table:table-cell>
          <table:table-cell office:value-type="string" calcext:value-type="string">
            <text:p>http://kuzbasseco.ru/wp-content/uploads/2018/12/NEW_DOKLAD-2014.pdf</text:p>
          </table:table-cell>
          <table:table-cell office:value-type="string" calcext:value-type="string">
            <text:p>Таблица 6.1 на с. 335–336.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45569" calcext:value-type="float">
            <text:p>45569</text:p>
          </table:table-cell>
          <table:table-cell office:value-type="string" calcext:value-type="string">
            <text:p>http://kuzbasseco.ru/wp-content/uploads/2018/12/%D0%94%D0%BE%D0%BA%D0%BB%D0%B0%D0%B4-2015.pdf</text:p>
          </table:table-cell>
          <table:table-cell office:value-type="string" calcext:value-type="string">
            <text:p>Таблица 6.1 на с. 301–302.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47646" calcext:value-type="float">
            <text:p>47646</text:p>
          </table:table-cell>
          <table:table-cell office:value-type="string" calcext:value-type="string">
            <text:p>http://kuzbasseco.ru/wp-content/uploads/2018/12/%D0%94%D0%BE%D0%BA%D0%BB%D0%B0%D0%B42016-11.pdf</text:p>
          </table:table-cell>
          <table:table-cell office:value-type="string" calcext:value-type="string">
            <text:p>Таблица 6.1 на с. 316–317.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s://www.gks.ru/dbscripts/munst/munst3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55997" calcext:value-type="float">
            <text:p>55997</text:p>
          </table:table-cell>
          <table:table-cell office:value-type="string" calcext:value-type="string">
            <text:p>http://kuzbasseco.ru/wp-content/uploads/2018/12/doklad_20172.pdf</text:p>
          </table:table-cell>
          <table:table-cell office:value-type="string" calcext:value-type="string">
            <text:p>Таблица 6.1 на с. 336–337.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50392" calcext:value-type="float">
            <text:p>50392</text:p>
          </table:table-cell>
          <table:table-cell office:value-type="string" calcext:value-type="string">
            <text:p>http://kuzbasseco.ru/wp-content/uploads/2019/09/do%D1%81lad-2018.pdf</text:p>
          </table:table-cell>
          <table:table-cell office:value-type="string" calcext:value-type="string">
            <text:p>Таблица 6.1 на с. 331.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kuzbasseco.ru/wp-content/uploads/2020/06/gd2019.pdf</text:p>
          </table:table-cell>
          <table:table-cell office:value-type="string" calcext:value-type="string">
            <text:p>В госдокладе нет данных по Новокузнецку.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gnitogor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7736" calcext:value-type="float">
            <text:p>17736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350" calcext:value-type="float">
            <text:p>1435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769" calcext:value-type="float">
            <text:p>9769</text:p>
          </table:table-cell>
          <table:table-cell office:value-type="string" calcext:value-type="string">
            <text:p>https://www.gks.ru/scripts/db_inet2/passport/table.aspx?opt=75715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Novokuybshev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241" calcext:value-type="float">
            <text:p>3241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362" calcext:value-type="float">
            <text:p>3362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273" calcext:value-type="float">
            <text:p>3273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516" calcext:value-type="float">
            <text:p>3516</text:p>
          </table:table-cell>
          <table:table-cell office:value-type="string" calcext:value-type="string">
            <text:p>https://www.gks.ru/dbscripts/munst/munst36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pe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admlr.lipetsk.ru/rus/app/adm/dep_eco/doclad_2012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748" calcext:value-type="float">
            <text:p>20748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eco_passport</text:p>
          </table:table-cell>
          <table:table-cell office:value-type="float" office:value="24062" calcext:value-type="float">
            <text:p>24062</text:p>
          </table:table-cell>
          <table:table-cell office:value-type="string" calcext:value-type="string">
            <text:p>http://ekolip.ru/reports/TotalEmissionStateSource/?PAGEN_1=2&amp;arrFilterMy_pf%5BYear%5D=28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0433" calcext:value-type="float">
            <text:p>20433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eco_passport</text:p>
          </table:table-cell>
          <table:table-cell office:value-type="float" office:value="25831" calcext:value-type="float">
            <text:p>25831</text:p>
          </table:table-cell>
          <table:table-cell office:value-type="string" calcext:value-type="string">
            <text:p>http://ekolip.ru/reports/TotalEmissionStateSource/?PAGEN_1=2&amp;arrFilterMy_pf%5BYear%5D=593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1667" calcext:value-type="float">
            <text:p>2166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eco_passpo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kolip.ru/reports/TotalEmissionStateSource/?PAGEN_1=2&amp;arrFilterMy_pf%5BYear%5D=622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21857" calcext:value-type="float">
            <text:p>21857</text:p>
          </table:table-cell>
          <table:table-cell office:value-type="string" calcext:value-type="string">
            <text:p>https://www.gks.ru/dbscripts/munst/munst4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eco_passport</text:p>
          </table:table-cell>
          <table:table-cell office:value-type="float" office:value="21782" calcext:value-type="float">
            <text:p>21782</text:p>
          </table:table-cell>
          <table:table-cell office:value-type="string" calcext:value-type="string">
            <text:p>http://ekolip.ru/reports/TotalEmissionStateSource/?PAGEN_1=2&amp;arrFilterMy_pf%5BYear%5D=736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folder1/?download_id=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eco_passpo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ekolip.ru/reports/TotalEmissionStateSource/?PAGEN_1=2&amp;arrFilterMy_pf%5BYear%5D=740&amp;arrFilterMy_pf%5BRegion%5D=377&amp;set_filter=%D4%E8%EB%FC%F2%F0&amp;set_filter=Y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ekolip.ru/npa/1275_sogl_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ngarsk</text:p>
          </table:table-cell>
          <table:table-cell office:value-type="float" office:value="2005" calcext:value-type="float">
            <text:p>2005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3"/>
          <table:table-cell office:value-type="string" calcext:value-type="string">
            <text:p>Нет источников информации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working/ohrana/Report2008.doc</text:p>
          </table:table-cell>
          <table:table-cell office:value-type="string" calcext:value-type="string">
            <text:p>В госдокладе нет информации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 office:value-type="float" office:value="65782" calcext:value-type="float">
            <text:p>65782</text:p>
          </table:table-cell>
          <table:table-cell office:value-type="string" calcext:value-type="string">
            <text:p>https://irkobl.ru/sites/ecology/news/Doklad2008.pdf</text:p>
          </table:table-cell>
          <table:table-cell office:value-type="string" calcext:value-type="string">
            <text:p>Таблица 4.1.1 на с. 236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 office:value-type="float" office:value="82692" calcext:value-type="float">
            <text:p>82692</text:p>
          </table:table-cell>
          <table:table-cell office:value-type="string" calcext:value-type="string">
            <text:p>https://irkobl.ru/sites/ecology/news/GZakaz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+0</text:p>
          </table:table-cell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 office:value-type="float" office:value="94154" calcext:value-type="float">
            <text:p>94154</text:p>
          </table:table-cell>
          <table:table-cell office:value-type="string" calcext:value-type="string">
            <text:p>https://irkobl.ru/sites/ecology/working/woter/aukzion/doklad2011.pdf</text:p>
          </table:table-cell>
          <table:table-cell office:value-type="string" calcext:value-type="string">
            <text:p>Таблица 4.1.1 на с. 189. Сумма участка №1 ТЭЦ-9, ТЭЦ-9 и ТЭЦ-10, которые находятся в Ангарске, судя по https://ru.wikipedia.org/wiki/%D0%90%D0%BD%D0%B3%D0%B0%D1%80%D1%81%D0%BA#%D0%AD%D0%BA%D0%BE%D0%BD%D0%BE%D0%BC%D0%B8%D0%BA%D0%B-1</text:p>
          </table:table-cell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 office:value-type="float" office:value="131957" calcext:value-type="float">
            <text:p>131957</text:p>
          </table:table-cell>
          <table:table-cell office:value-type="string" calcext:value-type="string">
            <text:p>https://irkobl.ru/sites/ecology/working/chast1.pdf https://irkobl.ru/sites/ecology/working/chast2.pdf</text:p>
          </table:table-cell>
          <table:table-cell office:value-type="string" calcext:value-type="string">
            <text:p>Таблица 4.1 на с. 165. Сумма участка №1 ТЭЦ-9, ТЭЦ-9 и ТЭЦ-10, которые находятся в Ангарске, судя по https://ru.wikipedia.org/wiki/%D0%90%D0%BD%D0%B3%D0%B0%D1%80%D1%81%D0%BA#%D0%AD%D0%BA%D0%BE%D0%BD%D0%BE%D0%BC%D0%B8%D0%BA%D0%B0 Госдоклад в двух частях, поэтому две ссылки.</text:p>
          </table:table-cell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State%20report%202013.pdf</text:p>
          </table:table-cell>
          <table:table-cell office:value-type="string" calcext:value-type="string">
            <text:p>«Битая» ссылка.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89988" calcext:value-type="float">
            <text:p>89988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GosDoklad_Final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98206" calcext:value-type="float">
            <text:p>98206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91094" calcext:value-type="float">
            <text:p>91094</text:p>
          </table:table-cell>
          <table:table-cell office:value-type="string" calcext:value-type="string">
            <text:p>https://irkobl.ru/sites/ecology/%D0%94%D0%BE%D0%BA%D0%BB%D0%B0%D0%B4_2015.pdf</text:p>
          </table:table-cell>
          <table:table-cell office:value-type="string" calcext:value-type="string">
            <text:p>Таблица на с. 145-146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83955" calcext:value-type="float">
            <text:p>83955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BC%D0%B0%D0%BA%D0%B5%D1%8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5921" calcext:value-type="float">
            <text:p>95921</text:p>
          </table:table-cell>
          <table:table-cell office:value-type="string" calcext:value-type="string">
            <text:p>https://www.gks.ru/dbscripts/munst/munst25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sites/ecology/%D0%93%D0%94_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110864" calcext:value-type="float">
            <text:p>110864</text:p>
          </table:table-cell>
          <table:table-cell office:value-type="string" calcext:value-type="string">
            <text:p>https://irkobl.ru/region/ecology/%D0%93%D0%BE%D1%81%D0%B4%D0%BE%D0%BA%D0%BB%D0%B0%D0%B4_2018.pdf</text:p>
          </table:table-cell>
          <table:table-cell office:value-type="string" calcext:value-type="string">
            <text:p>Таблица 13.10.1 на с. 161. Сумма участка №1 ТЭЦ-9, ТЭЦ-9 и ТЭЦ-10, которые находятся в Ангарске, судя по https://ru.wikipedia.org/wiki/%D0%90%D0%BD%D0%B3%D0%B0%D1%80%D1%81%D0%BA#%D0%AD%D0%BA%D0%BE%D0%BD%D0%BE%D0%BC%D0%B8%D0%BA%D0%B0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irkobl.ru/region/ecology/%D0%B3%D0%BE%D1%81%D0%B4%D0%BE%D0%BA%D0%BB%D0%B0%D0%B4_%D0%B8%D1%82%D0%BE%D0%B3.pdf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Orenburg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 office:value-type="float" office:value="21440" calcext:value-type="float">
            <text:p>21440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 office:value-type="float" office:value="21308" calcext:value-type="float">
            <text:p>21308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4 на с. 13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 office:value-type="float" office:value="21549" calcext:value-type="float">
            <text:p>2154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6 на с. 17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 office:value-type="float" office:value="21203" calcext:value-type="float">
            <text:p>21203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6 на с. 18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9329" calcext:value-type="float">
            <text:p>29329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391" calcext:value-type="float">
            <text:p>2391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146" calcext:value-type="float">
            <text:p>4146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ednog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109892" calcext:value-type="float">
            <text:p>10989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119814" calcext:value-type="float">
            <text:p>119814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7 на с. 19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89279" calcext:value-type="float">
            <text:p>89279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12 на с. 26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46760" calcext:value-type="float">
            <text:p>46760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9 на с. 29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372" calcext:value-type="float">
            <text:p>537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884" calcext:value-type="float">
            <text:p>5884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942" calcext:value-type="float">
            <text:p>5942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818" calcext:value-type="float">
            <text:p>5818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Ors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_regional</text:p>
          </table:table-cell>
          <table:table-cell office:value-type="float" office:value="89682" calcext:value-type="float">
            <text:p>89682</text:p>
          </table:table-cell>
          <table:table-cell office:value-type="string" calcext:value-type="string">
            <text:p>https://mpr.orb.ru/ecology/2005.rar</text:p>
          </table:table-cell>
          <table:table-cell office:value-type="string" calcext:value-type="string">
            <text:p>Таблица 1.1.5 на с. 15.</text:p>
          </table:table-cell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_regional</text:p>
          </table:table-cell>
          <table:table-cell office:value-type="float" office:value="89887" calcext:value-type="float">
            <text:p>89887</text:p>
          </table:table-cell>
          <table:table-cell office:value-type="string" calcext:value-type="string">
            <text:p>https://mpr.orb.ru/ecology/2006.rar</text:p>
          </table:table-cell>
          <table:table-cell office:value-type="string" calcext:value-type="string">
            <text:p>Таблица 1.1.5 на с. 14–15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_regional</text:p>
          </table:table-cell>
          <table:table-cell office:value-type="float" office:value="92700" calcext:value-type="float">
            <text:p>92700</text:p>
          </table:table-cell>
          <table:table-cell office:value-type="string" calcext:value-type="string">
            <text:p>https://mpr.orb.ru/ecology/2007.rar</text:p>
          </table:table-cell>
          <table:table-cell office:value-type="string" calcext:value-type="string">
            <text:p>Таблица 1.8 на с. 20.</text:p>
          </table:table-cell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_regional</text:p>
          </table:table-cell>
          <table:table-cell office:value-type="float" office:value="92105" calcext:value-type="float">
            <text:p>92105</text:p>
          </table:table-cell>
          <table:table-cell office:value-type="string" calcext:value-type="string">
            <text:p>https://mpr.orb.ru/ecology/2008.rar</text:p>
          </table:table-cell>
          <table:table-cell office:value-type="string" calcext:value-type="string">
            <text:p>Таблица 1.7 на с. 22.</text:p>
          </table:table-cell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2009.pdf</text:p>
          </table:table-cell>
          <table:table-cell office:value-type="string" calcext:value-type="string">
            <text:p>С 2009 года в госдокладе нет данных по выбросам.</text:p>
          </table:table-cell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_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yadi.sk/d/1ngJBs3u6WB-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doklad_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ecology/Gos_d_2013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763" calcext:value-type="float">
            <text:p>763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4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17" calcext:value-type="float">
            <text:p>1417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5.compresse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1_2017/gosdoklad_2016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960" calcext:value-type="float">
            <text:p>960</text:p>
          </table:table-cell>
          <table:table-cell office:value-type="string" calcext:value-type="string">
            <text:p>https://www.gks.ru/dbscripts/munst/munst53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c6a/c6a5d47186bb2bfc3a5b18241d7e7c9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orb.ru/upload/medialibrary/8cf/8cf8549c61356859bcbb41694910e55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d/bgsfuokUo9PxoQ?w=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Novocherkas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c55/%D0%AD%D0%BA%D0%BE%20%D0%B2%D0%B5%D1%81%D1%82%D0%BD%D0%B8%D0%BA%202008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ff1/%D0%AD%D0%BA%D0%BE%20%D0%B2%D0%B5%D1%81%D1%82%D0%BD%D0%B8%D0%BA%202009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359/%D0%AD%D0%BA%D0%BE%20%D0%B2%D0%B5%D1%81%D1%82%D0%BD%D0%B8%D0%BA%202010.rar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1c5/%D0%AD%D0%BA%D0%BE%D0%BB%D0%BE%D0%B3%D0%B8%D1%87%D0%B5%D1%81%D0%BA%D0%B8%D0%B9%20%D0%B2%D0%B5%D1%81%D1%82%D0%BD%D0%B8%D0%BA%20%D0%94%D0%BE%D0%BD%D0%B0%20%D0%B7%D0%B0%202011%20%D0%B3%D0%BE%D0%B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0/%D0%AD%D0%BA%D0%BE%D0%BB%D0%BE%D0%B3%D0%B8%D1%87%D0%B5%D1%81%D0%BA%D0%BE%D0%B3%D0%BE%20%D0%B2%D0%B5%D1%81%D1%82%D0%BD%D0%B8%D0%BA%D0%B0%20%D0%B7%D0%B0%202012%20%D0%B3%D0%BE%D0%B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73e/v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1182" calcext:value-type="float">
            <text:p>51182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c1/%D0%AD%D0%BA%D0%BE%D0%BB%D0%BE%D0%B3%D0%B8%D1%87%D0%B5%D1%81%D0%BA%D0%B8%D0%B9%20%D0%B2%D0%B5%D1%81%D1%82%D0%BD%D0%B8%D0%BA%20%D0%94%D0%BE%D0%BD%D0%B0%20201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128" calcext:value-type="float">
            <text:p>31128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a05/vestnik-ekologicheskiy-2015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9464" calcext:value-type="float">
            <text:p>39464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e74/vestnik-2016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0110" calcext:value-type="float">
            <text:p>50110</text:p>
          </table:table-cell>
          <table:table-cell office:value-type="string" calcext:value-type="string">
            <text:p>https://www.gks.ru/dbscripts/munst/munst60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xn--d1ahaoghbejbc5k.xn--p1ai/upload/uf/842/%D0%B2%D0%B5%D1%81%D1%82%D0%BD%D0%B8%D0%BA%202017(1)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yadi.sk/i/Yse8Z4sh7hJGnw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strakhan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gosdoklad-2009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cuments/files/doklad_ob_ekologicheskoy_obstanovke_na_territorii_astrahanskoy_oblasti_v_2010_godu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udarstvennyy_doklad_ob_ekologicheskoy_situacii_v_ao_za_2011_god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astrahanskaya_obl._gosdoklad_za_2012_na_sayt_130629_itog_pravka_13070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15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40695" calcext:value-type="float">
            <text:p>4069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nat.astrobl.ru/document/27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1027" calcext:value-type="float">
            <text:p>41027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ob_ekologicheskoy_situacii_za_2015_god_0_0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1588" calcext:value-type="float">
            <text:p>41588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za_2016_god_0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3835" calcext:value-type="float">
            <text:p>33835</text:p>
          </table:table-cell>
          <table:table-cell office:value-type="string" calcext:value-type="string">
            <text:p>https://www.gks.ru/dbscripts/munst/munst12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7_okonchatelnyy_0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gosdoklad_2018.doc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nat.astrobl.ru/sites/nat.astrobl.ru/files/doklad_2019.docx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Severonike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1&amp;FID=2769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2&amp;FID=2769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3&amp;FID=27693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4&amp;FID=2769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5&amp;FID=27685 https://mpr.gov-murman.ru/bitrix/components/b1team/govmurman.element.file/download.php?ID=39275&amp;FID=276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76&amp;FID=276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4&amp;FID=2768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6&amp;FID=2768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9267&amp;FID=2768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3480" calcext:value-type="float">
            <text:p>3348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07687&amp;FID=873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6950" calcext:value-type="float">
            <text:p>3695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175449&amp;FID=129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37330" calcext:value-type="float">
            <text:p>37330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17714&amp;FID=18343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7504" calcext:value-type="float">
            <text:p>37504</text:p>
          </table:table-cell>
          <table:table-cell office:value-type="string" calcext:value-type="string">
            <text:p>https://www.gks.ru/dbscripts/munst/munst4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262476&amp;FID=27324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04613&amp;FID=3172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mpr.gov-murman.ru/bitrix/components/b1team/govmurman.element.file/download.php?ID=368407&amp;FID=435276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erm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6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7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09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0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1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permecology.ru/report/report2012/doclad_2012w.html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wp-content/uploads/2013/04/%D0%94%D0%BE%D0%BA%D0%BB%D0%B0%D0%B4-%D0%9E-%D1%81%D0%BE%D1%81%D1%82%D0%BE%D1%8F%D0%BD%D0%B8%D0%B8-%D0%B8-%D0%BE%D0%B1-%D0%BE%D1%85%D1%80%D0%B0%D0%BD%D0%B5-%D0%BE%D0%BA%D1%80%D1%83%D0%B6%D0%B0%D1%8E%D1%89%D0%B5%D0%B9-%D1%81%D1%80%D0%B5%D0%B4%D1%8B-%D0%9F%D0%B5%D1%80%D0%BC%D1%81%D0%BA%D0%BE%D0%B3%D0%BE-%D0%BA%D1%80%D0%B0%D1%8F-%D0%B2-2013-%D0%B3%D0%BE%D0%B4%D1%83.zip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856" calcext:value-type="float">
            <text:p>3856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3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4099" calcext:value-type="float">
            <text:p>4099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5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4512" calcext:value-type="float">
            <text:p>4512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6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4711" calcext:value-type="float">
            <text:p>4711</text:p>
          </table:table-cell>
          <table:table-cell office:value-type="string" calcext:value-type="string">
            <text:p>https://www.gks.ru/dbscripts/munst/munst57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7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-2018/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%d0%b5%d0%b6%d0%b5%d0%b3%d0%be%d0%b4%d0%bd%d1%8b%d0%b9-%d1%8d%d0%ba%d0%be%d0%bb%d0%be%d0%b3%d0%b8%d1%87%d0%b5%d1%81%d0%ba%d0%b8%d0%b9-%d0%b4%d0%be%d0%ba%d0%bb%d0%b0%d0%b4-2019/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Yaroslavl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1.pdf 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4-2006%20%d1%87%d0%b0%d1%81%d1%82%d1%8c%202.pdf</text:p>
          </table:table-cell>
          <table:table-cell office:value-type="string" calcext:value-type="string">
            <text:p>Доклад в двух частях, поэтому две ссылки.</text:p>
          </table:table-cell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7-2008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09-2010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1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2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12514" calcext:value-type="float">
            <text:p>12514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4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3492" calcext:value-type="float">
            <text:p>13492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4228" calcext:value-type="float">
            <text:p>142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5-2016.pdf</text:p>
          </table:table-cell>
          <table:table-cell office:value-type="string" calcext:value-type="string">
            <text:p>Доклад за 2015–2016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1828" calcext:value-type="float">
            <text:p>11828</text:p>
          </table:table-cell>
          <table:table-cell office:value-type="string" calcext:value-type="string">
            <text:p>https://www.gks.ru/dbscripts/munst/munst78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s://www.yarregion.ru/depts/doosp/DocLib/Doklady_OOS/%d0%94%d0%be%d0%ba%d0%bb%d0%b0%d0%b4%20%d0%be%20%d1%81%d0%be%d1%81%d1%82%d0%be%d1%8f%d0%bd%d0%b8%d0%b8%20%d0%b8%20%d0%be%d0%b1%20%d0%be%d1%85%d1%80%d0%b0%d0%bd%d0%b5%20%d0%be%d0%ba%d1%80%d1%83%d0%b6%d0%b0%d1%8e%d1%89%d0%b5%d0%b9%20%d1%81%d1%80%d0%b5%d0%b4%d1%8b%20%d0%b2%20%d0%af%d1%80%d0%be%d1%81%d0%bb%d0%b0%d0%b2%d1%81%d0%ba%d0%be%d0%b9%20%d0%be%d0%b1%d0%bb%d0%b0%d1%81%d1%82%d0%b8%202017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roit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7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09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2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KD-2013.pdf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20116" calcext:value-type="float">
            <text:p>2011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14828" calcext:value-type="float">
            <text:p>14828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www.mineco174.ru/htmlpages/Show/protectingthepublic/201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17356" calcext:value-type="float">
            <text:p>17356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htmlpages/Show/protectingthepublic/20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14007" calcext:value-type="float">
            <text:p>14007</text:p>
          </table:table-cell>
          <table:table-cell office:value-type="string" calcext:value-type="string">
            <text:p>https://www.gks.ru/scripts/db_inet2/passport/table.aspx?opt=75752000201320142015201620172018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7(2)%20(5)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8.docx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mineco174.eps74.ru/Upload/files/%D0%94%D0%BE%D0%BA%D0%BB%D0%B0%D0%B4%20%D0%AD%D0%A1%202019(1).docx</text:p>
          </table:table-cell>
          <table:table-cell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erepovetskaya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0" calcext:value-type="float">
            <text:p>201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1" calcext:value-type="float">
            <text:p>2011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2" calcext:value-type="float">
            <text:p>2012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 office:value-type="float" office:value="27280" calcext:value-type="float">
            <text:p>27280</text:p>
          </table:table-cell>
          <table:table-cell office:value-type="string" calcext:value-type="string">
            <text:p>https://dpr.gov35.ru/dokumenty/detail.php?ELEMENT_ID=77095</text:p>
          </table:table-cell>
          <table:table-cell office:value-type="string" calcext:value-type="string">
            <text:p>С 111-112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30013" calcext:value-type="float">
            <text:p>30013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 office:value-type="float" office:value="26324" calcext:value-type="float">
            <text:p>26324</text:p>
          </table:table-cell>
          <table:table-cell office:value-type="string" calcext:value-type="string">
            <text:p>https://dpr.gov35.ru/dokumenty/detail.php?ELEMENT_ID=77101</text:p>
          </table:table-cell>
          <table:table-cell office:value-type="string" calcext:value-type="string">
            <text:p>С 111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31506" calcext:value-type="float">
            <text:p>31506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 office:value-type="float" office:value="26132" calcext:value-type="float">
            <text:p>26132</text:p>
          </table:table-cell>
          <table:table-cell office:value-type="string" calcext:value-type="string">
            <text:p>https://dpr.gov35.ru/dokumenty/detail.php?ELEMENT_ID=77112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28828" calcext:value-type="float">
            <text:p>288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 office:value-type="float" office:value="24274" calcext:value-type="float">
            <text:p>24274</text:p>
          </table:table-cell>
          <table:table-cell office:value-type="string" calcext:value-type="string">
            <text:p>https://dpr.gov35.ru/dokumenty/detail.php?ELEMENT_ID=77867</text:p>
          </table:table-cell>
          <table:table-cell office:value-type="string" calcext:value-type="string">
            <text:p>С 108-109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32628" calcext:value-type="float">
            <text:p>32628</text:p>
          </table:table-cell>
          <table:table-cell office:value-type="string" calcext:value-type="string">
            <text:p>https://www.gks.ru/dbscripts/munst/munst19/DBInet.cgi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 office:value-type="float" office:value="27690" calcext:value-type="float">
            <text:p>27690</text:p>
          </table:table-cell>
          <table:table-cell office:value-type="string" calcext:value-type="string">
            <text:p>https://dpr.gov35.ru/dokumenty/detail.php?ELEMENT_ID=116692</text:p>
          </table:table-cell>
          <table:table-cell office:value-type="string" calcext:value-type="string">
            <text:p>С 113-114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 office:value-type="float" office:value="26294" calcext:value-type="float">
            <text:p>26294</text:p>
          </table:table-cell>
          <table:table-cell office:value-type="string" calcext:value-type="string">
            <text:p>https://dpr.gov35.ru/dokumenty/detail.php?ELEMENT_ID=117807</text:p>
          </table:table-cell>
          <table:table-cell office:value-type="string" calcext:value-type="string">
            <text:p>С 106, произведение по табл. 2.2.4 (доля ПАО «Северсталь» в выбросах) и табл. 2.2.5 (выбросы диоксида серы за 2018-й год)</text:p>
          </table:table-cell>
        </table:table-row>
        <table:table-row table:style-name="ro1">
          <table:table-cell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Omsk</text:p>
          </table:table-cell>
          <table:table-cell office:value-type="float" office:value="2005" calcext:value-type="float">
            <text:p>2005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6" calcext:value-type="float">
            <text:p>2006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7" calcext:value-type="float">
            <text:p>2007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8" calcext:value-type="float">
            <text:p>2008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09" calcext:value-type="float">
            <text:p>2009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office:value-type="float" office:value="2010" calcext:value-type="float">
            <text:p>2010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4/itogi2010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1" calcext:value-type="float">
            <text:p>2011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3/itogi2011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2" calcext:value-type="float">
            <text:p>2012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2/itogi2012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3" calcext:value-type="float">
            <text:p>2013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/doklad2013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rosstat</text:p>
          </table:table-cell>
          <table:table-cell office:value-type="float" office:value="54489" calcext:value-type="float">
            <text:p>5448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4" calcext:value-type="float">
            <text:p>2014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0/doklad2014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rosstat</text:p>
          </table:table-cell>
          <table:table-cell office:value-type="float" office:value="54999" calcext:value-type="float">
            <text:p>549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5" calcext:value-type="float">
            <text:p>2015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1/%D0%94%D0%9E%D0%9A%D0%9B%D0%90%D0%94_2015.rar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rosstat</text:p>
          </table:table-cell>
          <table:table-cell office:value-type="float" office:value="52099" calcext:value-type="float">
            <text:p>52099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6" calcext:value-type="float">
            <text:p>2016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5/%D0%94%D0%BE%D0%BA%D0%BB%D0%B0%D0%B4%20%D0%B7%D0%B0%202016%20%D0%B3%D0%BE%D0%B4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rosstat</text:p>
          </table:table-cell>
          <table:table-cell office:value-type="float" office:value="52001" calcext:value-type="float">
            <text:p>52001</text:p>
          </table:table-cell>
          <table:table-cell office:value-type="string" calcext:value-type="string">
            <text:p>https://www.gks.ru/dbscripts/munst/munst52/DBInet.cgi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7" calcext:value-type="float">
            <text:p>2017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6/%D0%94%D0%BE%D0%BA%D0%BB%D0%B0%D0%B4%20%D0%B7%D0%B0%202017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8" calcext:value-type="float">
            <text:p>2018</text:p>
          </table:table-cell>
          <table:table-cell office:value-type="string" calcext:value-type="string">
            <text:p>state_report</text:p>
          </table:table-cell>
          <table:table-cell/>
          <table:table-cell office:value-type="string" calcext:value-type="string">
            <text:p>http://oldmpr.omskportal.ru/ru/RegionalPublicAuthorities/executivelist/MPR/otraslevaya-informaciya/Ypravleniya/Ecobezopasnost/doklad-ob-eko-sityacii/PageContent/0/body_files/file7/301020_%D0%B4%D0%BE%D0%BA%D0%BB%D0%B0%D0%B4_%D0%BC%D0%B8%D0%BD%D0%BF%D1%80%D0%B8%D1%80%D0%BE%D0%B4%D1%8B%202018_%D0%B4%D0%B8%D1%81%D0%BA.pdf</text:p>
          </table:table-cell>
          <table:table-cell/>
        </table:table-row>
        <table:table-row table:style-name="ro2">
          <table:table-cell table:style-name="Default" table:number-columns-repeated="2"/>
          <table:table-cell office:value-type="float" office:value="2019" calcext:value-type="float">
            <text:p>2019</text:p>
          </table:table-cell>
          <table:table-cell table:number-columns-repeated="4"/>
        </table:table-row>
      </table:table>
      <table:table table:name="Лист2" table:style-name="ta1">
        <table:table-column table:style-name="co1" table:default-cell-style-name="ce2"/>
        <table:table-column table:style-name="co1" table:number-columns-repeated="2" table:default-cell-style-name="Default"/>
        <table:table-row table:style-name="ro2">
          <table:table-cell table:style-name="Default" office:value-type="string" calcext:value-type="string">
            <text:p>Nic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Norilsk</text:p>
          </table:table-cell>
          <table:table-cell office:value-type="string" calcext:value-type="string">
            <text:p>Krasnoyarsk region</text:p>
          </table:table-cell>
          <table:table-cell office:value-type="string" calcext:value-type="string">
            <text:p>http://www.mpr.krskstate.ru/envir/page5849</text:p>
          </table:table-cell>
        </table:table-row>
        <table:table-row table:style-name="ro2">
          <table:table-cell table:style-name="Default" office:value-type="string" calcext:value-type="string">
            <text:p>Kostomuksha</text:p>
          </table:table-cell>
          <table:table-cell office:value-type="string" calcext:value-type="string">
            <text:p>Karelia</text:p>
          </table:table-cell>
          <table:table-cell office:value-type="string" calcext:value-type="string">
            <text:p>http://ecology.gov.karelia.ru/about/5511/</text:p>
          </table:table-cell>
        </table:table-row>
        <table:table-row table:style-name="ro2">
          <table:table-cell table:style-name="Default" office:value-type="string" calcext:value-type="string">
            <text:p>Severodvinsk</text:p>
          </table:table-cell>
          <table:table-cell office:value-type="string" calcext:value-type="string">
            <text:p>Arkhangelsk region</text:p>
          </table:table-cell>
          <table:table-cell office:value-type="string" calcext:value-type="string">
            <text:p>https://dvinaland.ru/gov/iogv/minlpk/docList/</text:p>
          </table:table-cell>
        </table:table-row>
        <table:table-row table:style-name="ro2">
          <table:table-cell table:style-name="Default" office:value-type="string" calcext:value-type="string">
            <text:p>Serov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rasnouralsk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Kirovograd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Reftinskaya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Middle-Ural</text:p>
          </table:table-cell>
          <table:table-cell office:value-type="string" calcext:value-type="string">
            <text:p>Sverdlovsk region</text:p>
          </table:table-cell>
          <table:table-cell office:value-type="string" calcext:value-type="string">
            <text:p>http://mprso.midural.ru/article/show/id/1084</text:p>
          </table:table-cell>
        </table:table-row>
        <table:table-row table:style-name="ro1">
          <table:table-cell office:value-type="string" calcext:value-type="string">
            <text:p>Ufaleynikel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Moscow</text:p>
          </table:table-cell>
          <table:table-cell office:value-type="string" calcext:value-type="string">
            <text:p>Moscow</text:p>
          </table:table-cell>
          <table:table-cell office:value-type="string" calcext:value-type="string">
            <text:p>https://www.mos.ru/eco/documents/doklady/</text:p>
          </table:table-cell>
        </table:table-row>
        <table:table-row table:style-name="ro1">
          <table:table-cell office:value-type="string" calcext:value-type="string">
            <text:p>Karabash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2">
          <table:table-cell table:style-name="Default" office:value-type="string" calcext:value-type="string">
            <text:p>Ufa</text:p>
          </table:table-cell>
          <table:table-cell office:value-type="string" calcext:value-type="string">
            <text:p>Bashkortostan</text:p>
          </table:table-cell>
          <table:table-cell office:value-type="string" calcext:value-type="string">
            <text:p>https://ecology.bashkortostan.ru/presscenter/lectures/</text:p>
          </table:table-cell>
        </table:table-row>
        <table:table-row table:style-name="ro1">
          <table:table-cell office:value-type="string" calcext:value-type="string">
            <text:p>Ryazan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Ryazanskaja</text:p>
          </table:table-cell>
          <table:table-cell office:value-type="string" calcext:value-type="string">
            <text:p>Ryazan region</text:p>
          </table:table-cell>
          <table:table-cell office:value-type="string" calcext:value-type="string">
            <text:p>https://minprirody.ryazangov.ru/activities/sfery-deyatelnosti/okhrana-okruzhayushchey-sredy/</text:p>
          </table:table-cell>
        </table:table-row>
        <table:table-row table:style-name="ro1">
          <table:table-cell office:value-type="string" calcext:value-type="string">
            <text:p>Novokuznetsk</text:p>
          </table:table-cell>
          <table:table-cell office:value-type="string" calcext:value-type="string">
            <text:p>Kemerovo region</text:p>
          </table:table-cell>
          <table:table-cell office:value-type="string" calcext:value-type="string">
            <text:p>http://kuzbasseco.ru/doklady/o-sostoyanii-okruzhayushhej-sredy-kemerovskoj-oblasti/</text:p>
          </table:table-cell>
        </table:table-row>
        <table:table-row table:style-name="ro1">
          <table:table-cell office:value-type="string" calcext:value-type="string">
            <text:p>Magnitogor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Novokuybshevsk</text:p>
          </table:table-cell>
          <table:table-cell office:value-type="string" calcext:value-type="string">
            <text:p>Samara region</text:p>
          </table:table-cell>
          <table:table-cell office:value-type="string" calcext:value-type="string">
            <text:p>http://www.priroda.samregion.ru/environmental_protection/state_report/</text:p>
          </table:table-cell>
        </table:table-row>
        <table:table-row table:style-name="ro1">
          <table:table-cell office:value-type="string" calcext:value-type="string">
            <text:p>Lipetsk</text:p>
          </table:table-cell>
          <table:table-cell office:value-type="string" calcext:value-type="string">
            <text:p>Lipetsk region</text:p>
          </table:table-cell>
          <table:table-cell office:value-type="string" calcext:value-type="string">
            <text:p>http://ekolip.ru/folder1/</text:p>
          </table:table-cell>
        </table:table-row>
        <table:table-row table:style-name="ro1">
          <table:table-cell office:value-type="string" calcext:value-type="string">
            <text:p>Angarsk</text:p>
          </table:table-cell>
          <table:table-cell office:value-type="string" calcext:value-type="string">
            <text:p>Irkutsk region</text:p>
          </table:table-cell>
          <table:table-cell office:value-type="string" calcext:value-type="string">
            <text:p>https://irkobl.ru/sites/ecology/picture/</text:p>
          </table:table-cell>
        </table:table-row>
        <table:table-row table:style-name="ro1">
          <table:table-cell office:value-type="string" calcext:value-type="string">
            <text:p>Orenburg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Mednog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Orsk</text:p>
          </table:table-cell>
          <table:table-cell office:value-type="string" calcext:value-type="string">
            <text:p>Orenburg region</text:p>
          </table:table-cell>
          <table:table-cell office:value-type="string" calcext:value-type="string">
            <text:p>https://mpr.orb.ru/ecology/129/</text:p>
          </table:table-cell>
        </table:table-row>
        <table:table-row table:style-name="ro1">
          <table:table-cell office:value-type="string" calcext:value-type="string">
            <text:p>Novocherkassk</text:p>
          </table:table-cell>
          <table:table-cell office:value-type="string" calcext:value-type="string">
            <text:p>Rostov region</text:p>
          </table:table-cell>
          <table:table-cell office:value-type="string" calcext:value-type="string">
            <text:p>https://минприродыро.рф/projects/19/</text:p>
          </table:table-cell>
        </table:table-row>
        <table:table-row table:style-name="ro1">
          <table:table-cell office:value-type="string" calcext:value-type="string">
            <text:p>Astrakhan</text:p>
          </table:table-cell>
          <table:table-cell office:value-type="string" calcext:value-type="string">
            <text:p>Astrakhan region</text:p>
          </table:table-cell>
          <table:table-cell office:value-type="string" calcext:value-type="string">
            <text:p>https://nat.astrobl.ru/service/doklady</text:p>
          </table:table-cell>
        </table:table-row>
        <table:table-row table:style-name="ro1">
          <table:table-cell office:value-type="string" calcext:value-type="string">
            <text:p>Severonikel</text:p>
          </table:table-cell>
          <table:table-cell office:value-type="string" calcext:value-type="string">
            <text:p>Murmansk region</text:p>
          </table:table-cell>
          <table:table-cell office:value-type="string" calcext:value-type="string">
            <text:p>https://mpr.gov-murman.ru/activities/okhrana-okruzhayushchey-sredy/00.condition/index.php</text:p>
          </table:table-cell>
        </table:table-row>
        <table:table-row table:style-name="ro2">
          <table:table-cell table:style-name="Default" office:value-type="string" calcext:value-type="string">
            <text:p>Perm</text:p>
          </table:table-cell>
          <table:table-cell office:value-type="string" calcext:value-type="string">
            <text:p>Permskiy krai</text:p>
          </table:table-cell>
          <table:table-cell office:value-type="string" calcext:value-type="string">
            <text:p>http://www.permecology.ru/%D0%B5%D0%B6%D0%B5%D0%B3%D0%BE%D0%B4%D0%BD%D1%8B%D0%B9-%D1%8D%D0%BA%D0%BE%D0%BB%D0%BE%D0%B3%D0%B8%D1%87%D0%B5%D1%81%D0%BA%D0%B8%D0%B9-%D0%B4%D0%BE%D0%BA%D0%BB%D0%B0%D0%B4/</text:p>
          </table:table-cell>
        </table:table-row>
        <table:table-row table:style-name="ro1">
          <table:table-cell office:value-type="string" calcext:value-type="string">
            <text:p>Yaroslavl</text:p>
          </table:table-cell>
          <table:table-cell office:value-type="string" calcext:value-type="string">
            <text:p>Yaroslavskaya oblast</text:p>
          </table:table-cell>
          <table:table-cell office:value-type="string" calcext:value-type="string">
            <text:p>https://www.yarregion.ru/depts/doosp/Pages/Reports.aspx</text:p>
          </table:table-cell>
        </table:table-row>
        <table:table-row table:style-name="ro1">
          <table:table-cell office:value-type="string" calcext:value-type="string">
            <text:p>Troitsk</text:p>
          </table:table-cell>
          <table:table-cell office:value-type="string" calcext:value-type="string">
            <text:p>Chelyabinsk region</text:p>
          </table:table-cell>
          <table:table-cell office:value-type="string" calcext:value-type="string">
            <text:p>http://www.mineco174.ru/htmlpages/Show/protectingthepublic</text:p>
          </table:table-cell>
        </table:table-row>
        <table:table-row table:style-name="ro1">
          <table:table-cell office:value-type="string" calcext:value-type="string">
            <text:p>Cherepovetskaya</text:p>
          </table:table-cell>
          <table:table-cell office:value-type="string" calcext:value-type="string">
            <text:p>Vologodskaya oblast</text:p>
          </table:table-cell>
          <table:table-cell office:value-type="string" calcext:value-type="string">
            <text:p>https://dpr.gov35.ru/deyatelnost/deyatelnost-strukturnykh-podrazdeleniy/sostoyanie-okruzhayushchey-sredy/</text:p>
          </table:table-cell>
        </table:table-row>
        <table:table-row table:style-name="ro2">
          <table:table-cell table:style-name="Default" office:value-type="string" calcext:value-type="string">
            <text:p>Omsk</text:p>
          </table:table-cell>
          <table:table-cell office:value-type="string" calcext:value-type="string">
            <text:p>Omskaya oblast</text:p>
          </table:table-cell>
          <table:table-cell office:value-type="string" calcext:value-type="string">
            <text:p>http://mpr.omskportal.ru/oiv/mpr/otrasl/ecodep/ekspertiza/dokla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8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0P2" style:volatile="true">
      <loext:text> 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4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4P2" style:volatile="true">
      <loext:text> $</loext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4P2" style:volatile="true">
      <loext:text> $</loext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8">
      <number:text> </number:text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">
      <number:number number:decimal-places="1" loext:min-decimal-places="1" number:min-integer-digits="1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8">00.00.0000</text:date>, <text:time style:data-style-name="N2" text:time-value="10:05:56.28328221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onymous  </meta:initial-creator>
    <meta:creation-date>2020-07-22T13:16:56.481271804</meta:creation-date>
    <dc:date>2020-07-28T14:13:58.455847115</dc:date>
    <dc:creator>Anonymous  </dc:creator>
    <meta:editing-duration>P1DT2H25M57S</meta:editing-duration>
    <meta:editing-cycles>115</meta:editing-cycles>
    <meta:generator>LibreOffice/6.2.4.2$Linux_X86_64 LibreOffice_project/20$Build-2</meta:generator>
    <meta:document-statistic meta:table-count="2" meta:cell-count="1996" meta:object-count="0"/>
  </office:meta>
</office:document-meta>
</file>